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fo:color="#000000" style:font-name="Liberation Serif" fo:font-size="12pt" fo:language="en" fo:country="US" fo:font-weight="normal" fo:text-transform="none"/>
    </style:style>
    <style:style style:family="text" style:name="T3" style:display-name="T3">
      <style:text-properties fo:color="#000000" fo:font-size="12pt" fo:language="en" fo:country="US" fo:font-weight="normal"/>
    </style:style>
    <style:style style:family="text" style:name="T4" style:display-name="T4">
      <style:text-properties style:font-name="DejaVu Sans Mono" fo:font-size="9pt"/>
    </style:style>
    <style:style style:family="text" style:name="T5" style:display-name="T5">
      <style:text-properties fo:color="#000000" style:font-name="DejaVu Sans Mono" fo:font-size="9pt" fo:language="en" fo:country="US" fo:font-weight="normal"/>
    </style:style>
    <style:style style:family="text" style:name="T6" style:display-name="T6">
      <style:text-properties style:font-name="DejaVu Sans Mono" fo:font-size="10pt"/>
    </style:style>
    <style:style style:family="paragraph" style:name="P10" style:display-name="P10" style:list-style-name="L2">
      <style:paragraph-properties fo:text-align="left" fo:text-indent="0.000000cm" fo:margin-left="0.508000cm" fo:margin-top="0cm" fo:margin-bottom="0.212cm"/>
    </style:style>
    <style:style style:family="paragraph" style:name="P11" style:display-name="P11" style:parent-style-name="Text-body">
      <style:text-properties fo:font-size="10pt"/>
    </style:style>
    <style:style style:family="paragraph" style:name="P12" style:display-name="P12" style:parent-style-name="Text-body">
      <style:paragraph-properties fo:text-align="left" style:writing-mode="lr"/>
    </style:style>
    <style:style style:family="paragraph" style:name="P13" style:display-name="P13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7" style:display-name="P7" style:list-style-name="L1">
      <style:paragraph-properties fo:text-align="justify" fo:text-indent="0.000000cm" fo:margin-left="0.508000cm"/>
      <style:text-properties fo:color="#000000" fo:font-size="12pt" fo:language="en" fo:country="US" fo:font-weight="normal"/>
    </style:style>
    <style:style style:family="paragraph" style:name="P8" style:display-name="P8" style:parent-style-name="Normal">
      <style:paragraph-properties fo:text-align="justify" fo:text-indent="0in" fo:margin-left="0in"/>
      <style:text-properties fo:color="#000000" fo:font-size="12pt" fo:language="en" fo:country="US" fo:font-weight="normal"/>
    </style:style>
    <style:style style:family="paragraph" style:name="P9" style:display-name="P9" style:parent-style-name="Text-body">
      <style:paragraph-properties fo:text-align="left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SEP # 91: New ODEPACK solver ‘daskr’</text:p>
        <text:p text:style-name="P2"/>
        <text:p text:style-name="P3"/>
        <text:p text:style-name="P4">Version: 8 June 2011</text:p>
        <text:p text:style-name="P4">Author: Paul Bignier</text:p>
        <text:p text:style-name="P3">State: DRAFT</text:p>
        <text:p text:style-name="P3">Scilab-Version: Scilab 5.5.0</text:p>
        <text:p text:style-name="P3">Created: March 5<text:span text:style-name="T1">th</text:span>, 2013</text:p>
        <text:p text:style-name="P2"/>
        <text:p text:style-name="P3"/>
        <text:p text:style-name="P5">Abstract</text:p>
        <text:p text:style-name="P3">This document presents the new Scilab function “daskr”.</text:p>
        <text:p text:style-name="P3"/>
        <text:p text:style-name="P5">Rationale</text:p>
        <text:p text:style-name="P6">‘daskr’ is an updated version of ODEPACK’s ‘dasrt’ (Differential Algebraic Equations solver)</text:p>
        <text:p text:style-name="P6"/>
        <text:p text:style-name="P6">It has the same features (yet more powerful), plus a Krylov ‘GMRes’ iteration method.</text:p>
        <text:p text:style-name="P6"/>
        <text:p text:style-name="P6">Two important parts have been improved:</text:p>
        <text:list text:style-name="L1">
          <text:list-item>
            <text:p text:style-name="P7"><text:span text:style-name="T2">Consistent initial values calculation,</text:span></text:p>
          </text:list-item>
          <text:list-item>
            <text:p text:style-name="P7"><text:span text:style-name="T2">Rootfinding.</text:span></text:p>
          </text:list-item>
        </text:list>
        <text:p text:style-name="P8"/>
        <text:p text:style-name="P6">More user-friendly, the function lets the user tune the solver via a large array of options.</text:p>
        <text:p text:style-name="P6"/>
        <text:p text:style-name="P6">This provides more efficient and varied methods to solve DAEs.</text:p>
        <text:p text:style-name="P6"/>
        <text:p text:style-name="P5">Technical aspects</text:p>
        <text:p text:style-name="P9"><text:span text:style-name="T3">‘daskr’ still uses BDF formulas for the integration, but gives a choice for the iterations:</text:span></text:p>
        <text:list text:style-name="L2">
          <text:list-item>
            <text:p text:style-name="P10"><text:span text:style-name="T2">Newton method, rewriting the system using the Jacobian matrix (similarly to ‘dasrt’),</text:span></text:p>
          </text:list-item>
          <text:list-item>
            <text:p text:style-name="P10"><text:span text:style-name="T2">Krylov method ‘GMRes’. The user must then provide a preconditioning method through function arguments jacpsol and psol (jacpsol to compute and LU-factorize the preconditioner (can be the jacobian matix) in compact sparse row format, psol to apply that preconditioner to the system matrix).</text:span></text:p>
          </text:list-item>
        </text:list>
        <text:p text:style-name="Normal"/>
        <text:p text:style-name="Normal"/>
        <text:p text:style-name="Heading-3">Example</text:p>
        <text:p text:style-name="Text-body"><text:span text:style-name="T4">// dy/dt = ((2*log(y)+8)/t - 5)*y, y(1) = 1, 1 &lt;= t &lt;= 6</text:span></text:p>
        <text:p text:style-name="P11"><text:span text:style-name="T5">// g1 = ((2*log(y)+8)/t - 5)*y</text:span></text:p>
        <text:p text:style-name="P11"><text:span text:style-name="T5">// g2 = log(y) - 2.2491</text:span></text:p>
        <text:p text:style-name="P11"><text:span text:style-name="T5">y0 = 1; t = 2:6; t0 = 1; y0d = 3;</text:span></text:p>
        <text:p text:style-name="P11"><text:span text:style-name="T5">atol = 1.d-6; rtol = 0; ng = 2;</text:span></text:p>
        <text:p text:style-name="P11"/>
        <text:p text:style-name="P11"><text:span text:style-name="T5">deff(‘[delta,ires]=res1(t,y,ydot)','ires=0; delta=ydot-((2*log(y)+8)/t - 5)*y’)</text:span></text:p>
        <text:p text:style-name="P11"><text:span text:style-name="T5">deff(‘[rts] = gr1(t, y)’,'rts=[((2*log(y)+8)/t - 5)*y; log(y) - 2.2491]’)</text:span></text:p>
        <text:p text:style-name="P11"><text:span text:style-name="T5">[yy, nn] = daskr([y0, y0d], t0, t, atol, rtol, res1, ng, gr1)</text:span></text:p>
        <text:p text:style-name="P11"><text:span text:style-name="T5">nn</text:span></text:p>
        <text:p text:style-name="P11"/>
        <text:p text:style-name="P11"><text:span text:style-name="T5">// Should return nn = [2.2698972 2]</text:span></text:p>
        <text:p text:style-name="Heading-3">Bibliography</text:p>
        <text:p text:style-name="P12"><text:tab/>http://www.netlib.org/ode/</text:p>
        <text:p text:style-name="P5">Changelog</text:p>
        <text:p text:style-name="P13"><text:tab/><text:span text:style-name="T6">1.0 – Initial Version </text:span></text:p>
        <text:p text:style-name="P5">Copyright</text:p>
        <text:p text:style-name="P4"><text:tab/>Copyright (c) 2002, The Regents of the University of California. 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Nimbus Sans L" svg:font-family="Nimbus Sans L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Internet-link-text-text-text-text-text-text" style:display-name="Internet link_text_text_text_text_text_text" style:next-style-name="Internet-link-text-text-text-text-text-text">
      <style:text-properties fo:color="#000080" style:text-underline-type="single"/>
    </style:style>
    <style:style style:family="text" style:name="Citation-text-text-text-text-text-text" style:display-name="Citation_text_text_text_text_text_text" style:next-style-name="Citation-text-text-text-text-text-text">
      <style:text-properties fo:font-style="italic"/>
    </style:style>
    <style:style style:family="text" style:name="Source-Text-text-text-text-text" style:display-name="Source Text_text_text_text_text" style:next-style-name="Source-Text-text-text-text-text">
      <style:text-properties style:font-name="Courier New"/>
    </style:style>
    <style:style style:family="text" style:name="Bullet-Symbols-text-text-text-text" style:display-name="Bullet Symbols_text_text_text_text" style:next-style-name="Bullet-Symbols-text-text-text-text">
      <style:text-properties style:font-name="StarSymbol" fo:font-size="9pt"/>
    </style:style>
    <style:style style:family="text" style:name="Bullet-Symbols-text-text-text-text-text-text" style:display-name="Bullet Symbols_text_text_text_text_text_text" style:next-style-name="Bullet-Symbols-text-text-text-text-text-text">
      <style:text-properties style:font-name="OpenSymbol"/>
    </style:style>
    <style:style style:family="text" style:name="Teletype-text-text-text-text" style:display-name="Teletype_text_text_text_text" style:next-style-name="Teletype-text-text-text-text">
      <style:text-properties style:font-name="DejaVu Sans Mono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